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ba6" officeooo:paragraph-rsid="000abec0"/>
    </style:style>
    <style:style style:name="P2" style:family="paragraph" style:parent-style-name="Standard">
      <style:text-properties officeooo:paragraph-rsid="000ab666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rsid="00073ba6" officeooo:paragraph-rsid="000ab666"/>
    </style:style>
    <style:style style:name="P5" style:family="paragraph" style:parent-style-name="Standard">
      <style:text-properties fo:language="es" fo:country="ES" officeooo:rsid="00073ba6" officeooo:paragraph-rsid="0007e565"/>
    </style:style>
    <style:style style:name="P6" style:family="paragraph" style:parent-style-name="Standard">
      <style:text-properties fo:language="es" fo:country="ES" officeooo:rsid="00073ba6" officeooo:paragraph-rsid="000abec0"/>
    </style:style>
    <style:style style:name="P7" style:family="paragraph" style:parent-style-name="Standard">
      <style:text-properties officeooo:paragraph-rsid="0011619a"/>
    </style:style>
    <style:style style:name="P8" style:family="paragraph" style:parent-style-name="Standard">
      <style:text-properties officeooo:paragraph-rsid="000abec0"/>
    </style:style>
    <style:style style:name="P9" style:family="paragraph">
      <loext:graphic-properties draw:fill="none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572fa"/>
    </style:style>
    <style:style style:name="T3" style:family="text">
      <style:text-properties fo:language="es" fo:country="ES" officeooo:rsid="00073ba6"/>
    </style:style>
    <style:style style:name="T4" style:family="text">
      <style:text-properties fo:language="es" fo:country="ES" officeooo:rsid="000ab666"/>
    </style:style>
    <style:style style:name="T5" style:family="text">
      <style:text-properties fo:language="es" fo:country="ES" officeooo:rsid="000b5bd4"/>
    </style:style>
    <style:style style:name="T6" style:family="text">
      <style:text-properties fo:language="es" fo:country="ES" officeooo:rsid="000c777f"/>
    </style:style>
    <style:style style:name="T7" style:family="text">
      <style:text-properties fo:language="es" fo:country="ES" officeooo:rsid="000fa459"/>
    </style:style>
    <style:style style:name="T8" style:family="text">
      <style:text-properties fo:language="es" fo:country="ES" officeooo:rsid="00120b92"/>
    </style:style>
    <style:style style:name="T9" style:family="text">
      <style:text-properties officeooo:rsid="00073ba6"/>
    </style:style>
    <style:style style:name="T10" style:family="text">
      <style:text-properties fo:font-size="14pt" officeooo:rsid="00120b92" style:font-size-asian="14pt" style:font-size-complex="14pt"/>
    </style:style>
    <style:style style:name="T11" style:family="text">
      <style:text-properties fo:font-size="14pt" fo:language="es" fo:country="ES" officeooo:rsid="00073ba6" style:font-size-asian="14pt" style:font-size-complex="14pt"/>
    </style:style>
    <style:style style:name="T12" style:family="text">
      <style:text-properties fo:font-size="14pt" fo:language="es" fo:country="ES" officeooo:rsid="00120b92" style:font-size-asian="14pt" style:font-size-complex="14pt"/>
    </style:style>
    <style:style style:name="T13" style:family="text">
      <style:text-properties fo:font-size="14pt" fo:language="es" fo:country="ES" fo:font-weight="bold" officeooo:rsid="00073ba6" style:font-size-asian="14pt" style:font-weight-asian="bold" style:font-size-complex="14pt" style:font-weight-complex="bold"/>
    </style:style>
    <style:style style:name="T14" style:family="text">
      <style:text-properties fo:font-size="14pt" fo:language="es" fo:country="ES" fo:font-weight="bold" officeooo:rsid="00120b92" style:font-size-asian="14pt" style:font-weight-asian="bold" style:font-size-complex="14pt" style:font-weight-complex="bold"/>
    </style:style>
    <style:style style:name="T15" style:family="text">
      <style:text-properties fo:font-size="14pt" fo:language="es" fo:country="ES" fo:font-weight="bold" officeooo:rsid="000abec0" style:font-size-asian="14pt" style:font-weight-asian="bold" style:font-size-complex="14pt" style:font-weight-complex="bold"/>
    </style:style>
    <style:style style:name="T16" style:family="text">
      <style:text-properties fo:font-size="16pt" fo:language="es" fo:country="ES" fo:font-weight="bold" officeooo:rsid="000abec0" style:font-size-asian="16pt" style:font-weight-asian="bold" style:font-size-complex="16pt" style:font-weight-complex="bold"/>
    </style:style>
    <style:style style:name="T17" style:family="text">
      <style:text-properties fo:font-size="16pt" fo:language="es" fo:country="ES" fo:font-weight="bold" officeooo:rsid="00120b92" style:font-size-asian="16pt" style:font-weight-asian="bold" style:font-size-complex="16pt" style:font-weight-complex="bold"/>
    </style:style>
    <style:style style:name="T18" style:family="text">
      <style:text-properties fo:color="#c9211e" fo:font-size="16pt" fo:language="es" fo:country="ES" fo:font-weight="bold" officeooo:rsid="000abec0" style:font-size-asian="16pt" style:font-weight-asian="bold" style:font-size-complex="16pt" style:font-weight-complex="bold"/>
    </style:style>
    <style:style style:name="T19" style:family="text">
      <style:text-properties fo:color="#c9211e" fo:font-size="16pt" fo:language="es" fo:country="ES" fo:font-weight="bold" officeooo:rsid="00120b92" style:font-size-asian="16pt" style:font-weight-asian="bold" style:font-size-complex="16pt" style:font-weight-complex="bold"/>
    </style:style>
    <style:style style:name="T20" style:family="text">
      <style:text-properties fo:color="#c9211e" fo:font-size="14pt" officeooo:rsid="00120b92" style:font-size-asian="14pt" style:font-size-complex="1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1.473cm" fo:min-width="2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<text:span text:style-name="T2">Semanalmente </text:span><text:span text:style-name="T6">como</text:span><text:span text:style-name="T1"> promedio, se e</text:span><text:span text:style-name="T6">spera</text:span><text:span text:style-name="T1"> que los estudiantes </text:span><text:span text:style-name="T7">dediquen a la asignatura</text:span><text:span text:style-name="T1"> </text:span><text:span text:style-name="T5">10,5 </text:span><text:span text:style-name="T1"><text:s/>horas, divididas aproximadamente de la siguiente manera:</text:span></text:p>
      <text:p text:style-name="P7"><text:span text:style-name="T1"><text:line-break/><text:line-break/><text:line-break/></text:span><text:span text:style-name="T11">Magistral</text:span><text:span text:style-name="T12">a</text:span><text:span text:style-name="T3"><text:tab/><text:tab/><text:tab/><text:tab/><text:tab/><text:tab/></text:span><text:span text:style-name="T4"> <text:s text:c="5"/></text:span><text:span text:style-name="T12">Gelako praktikak</text:span></text:p>
      <text:p text:style-name="P4"><draw:line text:anchor-type="paragraph" draw:z-index="5" draw:name="Forma1_0" draw:style-name="gr2" draw:text-style-name="P10" svg:x1="0.064cm" svg:y1="0.308cm" svg:x2="6.559cm" svg:y2="0.259cm"><text:p/></draw:line><draw:line text:anchor-type="paragraph" draw:z-index="6" draw:name="Forma1_2" draw:style-name="gr2" draw:text-style-name="P10" svg:x1="9.347cm" svg:y1="0.211cm" svg:x2="15.842cm" svg:y2="0.162cm"><text:p/></draw:line><text:tab/> <text:s/><text:tab/> <text:s text:c="6"/></text:p>
      <text:p text:style-name="P4"><draw:frame draw:style-name="fr1" draw:name="Objektua3" text:anchor-type="char" svg:x="9.656cm" svg:y="0.383cm" svg:width="5.091cm" svg:height="3.607cm" draw:z-index="1"><draw:object xlink:href="./Object 3" xlink:type="simple" xlink:show="embed" xlink:actuate="onLoad"/><draw:image xlink:href="./ObjectReplacements/Object 3" xlink:type="simple" xlink:show="embed" xlink:actuate="onLoad"/><svg:desc>diagrama</svg:desc></draw:frame></text:p>
      <text:p text:style-name="P5"><draw:frame draw:style-name="fr1" draw:name="Objektua1" text:anchor-type="char" svg:x="0.146cm" svg:y="0.016cm" svg:width="6.858cm" svg:height="3.6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line-break/><text:line-break/><text:line-break/><text:line-break/><text:line-break/><text:line-break/> <text:s text:c="4"/></text:p>
      <text:p text:style-name="P2"><text:span text:style-name="T3"><text:s text:c="25"/></text:span><text:span text:style-name="T13">3 </text:span><text:span text:style-name="T14">ordu</text:span><text:span text:style-name="T8"> <text:tab/> <text:s/></text:span><text:span text:style-name="T3"><text:tab/><text:tab/><text:tab/> <text:s text:c="25"/></text:span><text:span text:style-name="T13">45 min </text:span><text:span text:style-name="T3"><text:line-break/><text:line-break/><text:line-break/></text:span><text:span text:style-name="T10">Laborategiko praktikak</text:span><text:span text:style-name="T9"><text:tab/><text:tab/><text:tab/><text:tab/> <text:s text:c="5"/></text:span><text:span text:style-name="T20">Eskola ordutegitik kanpo</text:span></text:p>
      <text:p text:style-name="P1"><draw:line text:anchor-type="paragraph" draw:z-index="7" draw:name="Forma1_1" draw:style-name="gr2" draw:text-style-name="P10" svg:x1="0.049cm" svg:y1="0.202cm" svg:x2="6.544cm" svg:y2="0.153cm"><text:p/></draw:line><draw:line text:anchor-type="paragraph" draw:z-index="4" draw:name="Forma1" draw:style-name="gr2" draw:text-style-name="P10" svg:x1="9.396cm" svg:y1="0.19cm" svg:x2="15.891cm" svg:y2="0.141cm"><text:p/></draw:line><text:span text:style-name="T1"><text:s text:c="14"/></text:span><text:line-break/><draw:frame draw:style-name="fr1" draw:name="Objektua2" text:anchor-type="char" svg:x="0.811cm" svg:y="0.893cm" svg:width="5.138cm" svg:height="3.642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ktua4" text:anchor-type="char" svg:x="9.253cm" svg:y="0.848cm" svg:width="6.244cm" svg:height="3.5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/>
      <text:p text:style-name="P6"/>
      <text:p text:style-name="P6"><text:line-break/><text:line-break/><text:line-break/> <text:s text:c="2"/></text:p>
      <text:p text:style-name="P6"><draw:custom-shape text:anchor-type="paragraph" draw:z-index="8" draw:name="Forma2" draw:style-name="gr1" draw:text-style-name="P9" svg:width="2.345cm" svg:height="1.474cm" svg:x="11.157cm" svg:y="0.263cm"><text:p/><draw:enhanced-geometry svg:viewBox="0 0 21600 21600" draw:type="rectangle" draw:enhanced-path="M 0 0 L 21600 0 21600 21600 0 21600 0 0 Z N"/></draw:custom-shape></text:p>
      <text:p text:style-name="P8"><text:span text:style-name="T3"><text:s text:c="25"/></text:span><text:span text:style-name="T13">45 min</text:span><text:span text:style-name="T3"> <text:tab/><text:tab/><text:tab/><text:tab/> <text:s text:c="25"/></text:span><text:span text:style-name="T18">6 </text:span><text:span text:style-name="T19">ordu</text:span><text:span text:style-name="T3"><text:tab/>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4">
      <number:number number:decimal-places="0" loext:min-decimal-places="0" number:min-integer-digits="1"/>
      <number:text>%</number:text>
    </number:percentag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0T16:37:35.312538788</meta:creation-date>
    <meta:generator>LibreOffice/6.4.7.2$Linux_X86_64 LibreOffice_project/40$Build-2</meta:generator>
    <dc:date>2023-07-17T13:19:55.677478703</dc:date>
    <meta:editing-duration>PT2H15M38S</meta:editing-duration>
    <meta:editing-cycles>12</meta:editing-cycles>
    <meta:document-statistic meta:table-count="0" meta:image-count="0" meta:object-count="4" meta:page-count="1" meta:paragraph-count="8" meta:word-count="36" meta:character-count="428" meta:non-whitespace-character-count="2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text>%</number:text>
      <number:number number:decimal-places="2" loext:min-decimal-places="2" number:min-integer-digits="1"/>
    </number:percentage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ngle-offset="345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bf0041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 style:data-style-name="N11">
      <style:chart-properties chart:solid-type="cuboid" chart:link-data-style-to-source="false"/>
      <style:graphic-properties draw:fill-color="#ddddd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857cm" svg:height="3.654cm" xlink:href="." xlink:type="simple" chart:class="chart:circle" chart:style-name="ch1">
        <chart:plot-area chart:style-name="ch2" chart:data-source-has-labels="both" svg:x="1.507cm" svg:y="0.062cm" svg:width="3.506cm" svg:height="3.507cm">
          <chartooo:coordinate-region svg:x="1.507cm" svg:y="0.063cm" svg:width="3.506cm" svg:height="3.506cm"/>
          <chart:axis chart:dimension="x" chart:name="primary-x" chart:style-name="ch3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4285714285714">
                <text:p>0.7142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text>%</number:text>
      <number:number number:decimal-places="2" loext:min-decimal-places="2" number:min-integer-digits="1"/>
    </number:percentage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angle-offset="300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 style:data-style-name="N11">
      <style:chart-properties chart:solid-type="cuboid" chart:link-data-style-to-source="false"/>
      <style:graphic-properties draw:fill-color="#ddddd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137cm" svg:height="3.642cm" xlink:href="." xlink:type="simple" chart:class="chart:circle" chart:style-name="ch1">
        <chart:plot-area chart:style-name="ch2" chart:data-source-has-labels="both" svg:x="0.102cm" svg:y="0.072cm" svg:width="4.933cm" svg:height="3.498cm">
          <chartooo:coordinate-region svg:x="0.82cm" svg:y="0.073cm" svg:width="3.497cm" svg:height="3.497cm"/>
          <chart:axis chart:dimension="x" chart:name="primary-x" chart:style-name="ch3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text>%</number:text>
      <number:number number:decimal-places="2" loext:min-decimal-places="2" number:min-integer-digits="1"/>
    </number:percentage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angle-offset="315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 style:data-style-name="N11">
      <style:chart-properties chart:solid-type="cuboid" chart:link-data-style-to-source="false"/>
      <style:graphic-properties draw:fill-color="#ddddd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9cm" svg:height="3.606cm" xlink:href="." xlink:type="simple" chart:class="chart:circle" chart:style-name="ch1">
        <chart:plot-area chart:style-name="ch2" chart:data-source-has-labels="both" svg:x="0.101cm" svg:y="0.072cm" svg:width="4.888cm" svg:height="3.462cm">
          <chartooo:coordinate-region svg:x="0.814cm" svg:y="0.073cm" svg:width="3.461cm" svg:height="3.461cm"/>
          <chart:axis chart:dimension="x" chart:name="primary-x" chart:style-name="ch3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text>%</number:text>
      <number:number number:decimal-places="2" loext:min-decimal-places="2" number:min-integer-digits="1"/>
    </number:percentage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angle-offset="92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 style:data-style-name="N11">
      <style:chart-properties chart:solid-type="cuboid" chart:link-data-style-to-source="false"/>
      <style:graphic-properties draw:fill-color="#ddddd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243cm" svg:height="3.511cm" xlink:href="." xlink:type="simple" chart:class="chart:circle" chart:style-name="ch1">
        <chart:plot-area chart:style-name="ch2" chart:data-source-has-labels="both" svg:x="0.124cm" svg:y="0.07cm" svg:width="5.995cm" svg:height="3.371cm">
          <chartooo:coordinate-region svg:x="1.436cm" svg:y="0.071cm" svg:width="3.37cm" svg:height="3.37cm"/>
          <chart:axis chart:dimension="x" chart:name="primary-x" chart:style-name="ch3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8571428571429">
                <text:p>0.42857142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